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c49ac" style:font-size-asian="16pt" style:font-size-complex="16pt"/>
    </style:style>
    <style:style style:name="P2" style:family="paragraph" style:parent-style-name="Text_20_body">
      <style:text-properties officeooo:rsid="000aca01" officeooo:paragraph-rsid="001c49ac"/>
    </style:style>
    <style:style style:name="P3" style:family="paragraph" style:parent-style-name="Text_20_body">
      <style:text-properties officeooo:rsid="0023aa6d" officeooo:paragraph-rsid="0023aa6d"/>
    </style:style>
    <style:style style:name="P4" style:family="paragraph" style:parent-style-name="Heading_20_1" style:master-page-name="Right_20_Page">
      <style:paragraph-properties style:page-number="auto"/>
      <style:text-properties officeooo:rsid="000aca01" officeooo:paragraph-rsid="001dad2a"/>
    </style:style>
    <style:style style:name="P5" style:family="paragraph" style:parent-style-name="Text_20_body">
      <style:text-properties officeooo:rsid="0023aa6d" officeooo:paragraph-rsid="0023aa6d"/>
    </style:style>
    <style:style style:name="P6" style:family="paragraph" style:parent-style-name="Heading_20_2">
      <style:text-properties officeooo:rsid="000aca01" officeooo:paragraph-rsid="001c49ac"/>
    </style:style>
    <style:style style:name="P7" style:family="paragraph" style:parent-style-name="Heading_20_3">
      <style:text-properties officeooo:paragraph-rsid="0023aa6d"/>
    </style:style>
    <style:style style:name="P8" style:family="paragraph" style:parent-style-name="Heading_20_3">
      <style:paragraph-properties fo:break-before="page"/>
      <style:text-properties officeooo:rsid="0023aa6d" officeooo:paragraph-rsid="0023aa6d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3aa6d"/>
    </style:style>
    <style:style style:name="T4" style:family="text">
      <style:text-properties officeooo:rsid="0023df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3">Puff The Magic Dragon</text:span> (<text:span text:style-name="T3">Peter, Paul, and Mary</text:span>)</text:h>
      <text:h text:style-name="P6" text:outline-level="2">Time Signature: <text:span text:style-name="T1">4</text:span>/4 </text:h>
      <text:p text:style-name="P2">Chords: <text:span text:style-name="T4">A7, Bm, C, D, D7, Em, G</text:span></text:p>
      <text:p text:style-name="P2">Tempo: <text:span text:style-name="T2">100</text:span> - 1<text:span text:style-name="T2">2</text:span>0 BPM</text:p>
      <text:p text:style-name="P1"/>
      <text:h text:style-name="P8" text:outline-level="3">[VERSE 1]</text:h>
      <text:p text:style-name="P3">G <text:s text:c="14"/>Bm <text:s text:c="4"/>C <text:s text:c="11"/>G</text:p>
      <text:p text:style-name="P3">Puff, the magic dragon lived by the sea</text:p>
      <text:p text:style-name="P3"><text:s text:c="4"/>C <text:s text:c="15"/>G <text:s text:c="10"/></text:p>
      <text:p text:style-name="P3">And frolicked in the autumn mist </text:p>
      <text:p text:style-name="P3"><text:s text:c="5"/>Em <text:s text:c="9"/>A7 <text:s text:c="3"/>D</text:p>
      <text:p text:style-name="P3">in a land called Honah Lee</text:p>
      <text:p text:style-name="P3">G <text:s text:c="12"/>Bm <text:s text:c="3"/>C <text:s text:c="16"/>G</text:p>
      <text:p text:style-name="P3">Little Jackie Paper loved that rascal Puff,</text:p>
      <text:p text:style-name="P3"><text:s text:c="4"/>C <text:s text:c="18"/></text:p>
      <text:p text:style-name="P3">And brought him strings </text:p>
      <text:p text:style-name="P3"><text:s text:c="4"/>G <text:s text:c="6"/>Em <text:s text:c="5"/>A7 <text:s text:c="3"/>D7 <text:s text:c="3"/>G <text:s text:c="5"/>D7</text:p>
      <text:p text:style-name="P3">and sealing wax and other fancy stuff. Oh </text:p>
      <text:h text:style-name="Heading_20_3" text:outline-level="3">[CHORUS]</text:h>
      <text:p text:style-name="P3">G <text:s text:c="14"/>Bm <text:s text:c="4"/>C <text:s text:c="11"/>G</text:p>
      <text:p text:style-name="P3">Puff, the magic dragon lived by the sea</text:p>
      <text:p text:style-name="P3"><text:s text:c="4"/>C <text:s text:c="15"/>G <text:s text:c="10"/></text:p>
      <text:p text:style-name="P3">And frolicked in the autumn mist </text:p>
      <text:p text:style-name="P3"><text:s text:c="5"/>Em <text:s text:c="9"/>A7 <text:s text:c="3"/>D</text:p>
      <text:p text:style-name="P3">in a land called Honah Lee</text:p>
      <text:p text:style-name="P3">G <text:s text:c="14"/>Bm <text:s text:c="4"/>C <text:s text:c="11"/>G</text:p>
      <text:p text:style-name="P3">Puff, the magic dragon lived by the sea</text:p>
      <text:p text:style-name="P3"><text:s text:c="4"/>C <text:s text:c="15"/>G <text:s text:c="10"/></text:p>
      <text:p text:style-name="P3">And frolicked in the autumn mist </text:p>
      <text:p text:style-name="P3"><text:s text:c="5"/>Em <text:s text:c="9"/>D <text:s text:c="4"/>G</text:p>
      <text:p text:style-name="P3">in a land called Honah Lee</text:p>
      <text:h text:style-name="Heading_20_3" text:outline-level="3">[VERSE 2]</text:h>
      <text:p text:style-name="P3">G <text:s text:c="18"/>Bm <text:s text:c="4"/></text:p>
      <text:p text:style-name="P3">Together they would travel </text:p>
      <text:p text:style-name="P3"><text:s text:c="5"/>C <text:s text:c="17"/>G</text:p>
      <text:p text:style-name="P3">on a boat with billowed sail</text:p>
      <text:p text:style-name="P3">C <text:s text:c="12"/>G <text:s text:c="14"/></text:p>
      <text:p text:style-name="P3">Jackie kept a lookout perched </text:p>
      <text:p text:style-name="P3"><text:s text:c="3"/>Em <text:s text:c="4"/>A7 <text:s text:c="6"/>D</text:p>
      <text:p text:style-name="P3">on Puff's gigantic tail,</text:p>
      <text:p text:style-name="P3"/>
      <text:p text:style-name="P3"><text:soft-page-break/>G <text:s text:c="14"/>Bm <text:s text:c="5"/></text:p>
      <text:p text:style-name="P3">Noble kings and princes </text:p>
      <text:p text:style-name="P3"><text:s text:c="6"/>C <text:s text:c="16"/>G</text:p>
      <text:p text:style-name="P3">would bow whene'er they came,</text:p>
      <text:p text:style-name="P3">C <text:s text:c="17"/>G <text:s text:c="16"/></text:p>
      <text:p text:style-name="P3">Pirate ships would lower their flags </text:p>
      <text:p text:style-name="P3"><text:s text:c="5"/>Em <text:s text:c="9"/>A7 <text:s text:c="5"/>D <text:s text:c="4"/>D7</text:p>
      <text:p text:style-name="P3">when Puff roared out his name. Oh! </text:p>
      <text:h text:style-name="P7" text:outline-level="3">[CHORUS]</text:h>
      <text:p text:style-name="P3">G <text:s text:c="14"/>Bm <text:s text:c="4"/>C <text:s text:c="11"/>G</text:p>
      <text:p text:style-name="P3">Puff, the magic dragon lived by the sea</text:p>
      <text:p text:style-name="P3"><text:s text:c="4"/>C <text:s text:c="15"/>G <text:s text:c="10"/></text:p>
      <text:p text:style-name="P3">And frolicked in the autumn mist </text:p>
      <text:p text:style-name="P3"><text:s text:c="5"/>Em <text:s text:c="9"/>A7 <text:s text:c="3"/>D</text:p>
      <text:p text:style-name="P3">in a land called Honah Lee</text:p>
      <text:p text:style-name="P3">G <text:s text:c="14"/>Bm <text:s text:c="4"/>C <text:s text:c="11"/>G</text:p>
      <text:p text:style-name="P3">Puff, the magic dragon lived by the sea</text:p>
      <text:p text:style-name="P3"><text:s text:c="4"/>C <text:s text:c="15"/>G <text:s text:c="10"/></text:p>
      <text:p text:style-name="P3">And frolicked in the autumn mist </text:p>
      <text:p text:style-name="P3"><text:s text:c="5"/>Em <text:s text:c="9"/>D <text:s text:c="4"/>G</text:p>
      <text:p text:style-name="P3">in a land called Honah Lee</text:p>
      <text:h text:style-name="Heading_20_3" text:outline-level="3">[VERSE 3]</text:h>
      <text:p text:style-name="P3"><text:s text:c="2"/>G <text:s text:c="14"/>Bm <text:s text:c="6"/>C <text:s text:c="12"/>G</text:p>
      <text:p text:style-name="P3">A dragon lives forever but not so little boys</text:p>
      <text:p text:style-name="P3">C <text:s text:c="16"/>G <text:s text:c="12"/></text:p>
      <text:p text:style-name="P3">Painted wings and giants' rings </text:p>
      <text:p text:style-name="P3">Em <text:s text:c="10"/>A7 <text:s text:c="3"/>D</text:p>
      <text:p text:style-name="P3">make way for other toys.</text:p>
      <text:p text:style-name="P3">G <text:s text:c="16"/>Bm <text:s text:c="7"/></text:p>
      <text:p text:style-name="P3">One grey night it happened, </text:p>
      <text:p text:style-name="P3"><text:s text:c="7"/>C <text:s text:c="12"/>G</text:p>
      <text:p text:style-name="P3">Jackie Paper came no more</text:p>
      <text:p text:style-name="P3"><text:s text:c="4"/>C <text:s text:c="15"/>G <text:s text:c="6"/></text:p>
      <text:p text:style-name="P3">And Puff that mighty dragon, </text:p>
      <text:p text:style-name="P3"><text:s text:c="3"/>Em <text:s text:c="8"/>A7 <text:s text:c="6"/>D</text:p>
      <text:p text:style-name="P3">he ceased his fearless roar. </text:p>
      <text:h text:style-name="Heading_20_3" text:outline-level="3">[VERSE 4]</text:h>
      <text:p text:style-name="P3"><text:s text:c="4"/>G <text:s text:c="15"/>Bm <text:s text:c="5"/></text:p>
      <text:p text:style-name="P3">His head was bent in sorrow, </text:p>
      <text:p text:style-name="P3"><text:s text:c="6"/>C <text:s text:c="15"/>G</text:p>
      <text:p text:style-name="P3">green scales fell like rain,</text:p>
      <text:p text:style-name="P3"/>
      <text:p text:style-name="P3"><text:soft-page-break/>C <text:s text:c="13"/>G <text:s text:c="11"/></text:p>
      <text:p text:style-name="P3">Puff no longer went to play </text:p>
      <text:p text:style-name="P3"><text:s/>Em <text:s text:c="6"/>A7 <text:s text:c="4"/>D</text:p>
      <text:p text:style-name="P3">along the cherry lane.</text:p>
      <text:p text:style-name="P3"><text:s text:c="4"/>G <text:s text:c="15"/>Bm <text:s text:c="5"/></text:p>
      <text:p text:style-name="P3">Without his lifelong friend, </text:p>
      <text:p text:style-name="P3">C <text:s text:c="16"/>G</text:p>
      <text:p text:style-name="P3">Puff could not be brave,</text:p>
      <text:p text:style-name="P3"><text:s text:c="3"/>C <text:s text:c="15"/>G <text:s text:c="11"/></text:p>
      <text:p text:style-name="P3">So Puff that mighty dragon sadly </text:p>
      <text:p text:style-name="P3">Em <text:s text:c="7"/>A7 <text:s text:c="4"/>D <text:s text:c="4"/>D7</text:p>
      <text:p text:style-name="P3">slipped into his cave. Oh! </text:p>
      <text:h text:style-name="P7" text:outline-level="3">[CHORUS]</text:h>
      <text:p text:style-name="P3">G <text:s text:c="14"/>Bm <text:s text:c="4"/>C <text:s text:c="11"/>G</text:p>
      <text:p text:style-name="P3">Puff, the magic dragon lived by the sea</text:p>
      <text:p text:style-name="P3"><text:s text:c="4"/>C <text:s text:c="15"/>G <text:s text:c="10"/></text:p>
      <text:p text:style-name="P3">And frolicked in the autumn mist </text:p>
      <text:p text:style-name="P3"><text:s text:c="5"/>Em <text:s text:c="9"/>A7 <text:s text:c="3"/>D</text:p>
      <text:p text:style-name="P3">in a land called Honah Lee</text:p>
      <text:p text:style-name="P3">G <text:s text:c="14"/>Bm <text:s text:c="4"/>C <text:s text:c="11"/>G</text:p>
      <text:p text:style-name="P3">Puff, the magic dragon lived by the sea</text:p>
      <text:p text:style-name="P3"><text:s text:c="4"/>C <text:s text:c="15"/>G <text:s text:c="10"/></text:p>
      <text:p text:style-name="P3">And frolicked in the autumn mist </text:p>
      <text:p text:style-name="P3"><text:s text:c="5"/>Em <text:s text:c="9"/>D <text:s text:c="4"/>G</text:p>
      <text:p text:style-name="P3">in a land called Honah L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8M37S</meta:editing-duration>
    <meta:editing-cycles>21</meta:editing-cycles>
    <meta:generator>LibreOffice/5.2.5.1$MacOSX_X86_64 LibreOffice_project/0312e1a284a7d50ca85a365c316c7abbf20a4d22</meta:generator>
    <dc:title>Lyrics + Chords</dc:title>
    <dc:date>2017-04-04T12:18:44.324397000</dc:date>
    <meta:print-date>2017-04-03T12:23:29.985893000</meta:print-date>
    <meta:document-statistic meta:table-count="0" meta:image-count="0" meta:object-count="0" meta:page-count="4" meta:paragraph-count="105" meta:word-count="445" meta:character-count="3022" meta:non-whitespace-character-count="152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